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337cm" fo:margin-left="0.847cm" table:align="left" style:writing-mode="lr-tb"/>
    </style:style>
    <style:style style:name="Tabela2.A" style:family="table-column">
      <style:table-column-properties style:column-width="1.27cm"/>
    </style:style>
    <style:style style:name="Tabela2.B" style:family="table-column">
      <style:table-column-properties style:column-width="14.06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5.452cm" fo:margin-left="0.635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832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Tabela4" style:family="table">
      <style:table-properties style:width="15.49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7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le1" style:family="table">
      <style:table-properties style:width="7.634cm" fo:margin-left="0.635cm" fo:margin-right="8.142cm" table:align="margins" style:writing-mode="lr-tb"/>
    </style:style>
    <style:style style:name="Table1.A" style:family="table-column">
      <style:table-column-properties style:column-width="7.634cm" style:rel-column-width="4328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11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2" style:family="paragraph" style:parent-style-name="RUP_20_Instruções">
      <style:paragraph-properties fo:text-align="center" style:justify-single-word="false" fo:keep-together="always" style:snap-to-layout-grid="false"/>
    </style:style>
    <style:style style:name="P13" style:family="paragraph" style:parent-style-name="RUP_20_Instruções">
      <style:paragraph-properties fo:text-align="center" style:justify-single-word="false" style:snap-to-layout-grid="false"/>
    </style:style>
    <style:style style:name="P14" style:family="paragraph" style:parent-style-name="RUP_20_Tabela">
      <style:text-properties fo:language="pt" fo:country="BR"/>
    </style:style>
    <style:style style:name="P1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16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1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18" style:family="paragraph" style:parent-style-name="RUP_20_Tabela">
      <style:paragraph-properties style:snap-to-layout-grid="false"/>
      <style:text-properties fo:language="pt" fo:country="BR"/>
    </style:style>
    <style:style style:name="P19" style:family="paragraph" style:parent-style-name="RUP_20_Tabela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2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21" style:family="paragraph" style:parent-style-name="RUP_20_Tabela">
      <style:paragraph-properties fo:keep-together="always" fo:keep-with-next="always"/>
      <style:text-properties fo:language="pt" fo:country="BR"/>
    </style:style>
    <style:style style:name="P2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2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24" style:family="paragraph" style:parent-style-name="numeração_20_nível_20_2">
      <style:paragraph-properties fo:margin-left="0.85cm" fo:margin-right="0cm" fo:margin-top="0cm" fo:margin-bottom="0cm" fo:text-indent="0cm" style:auto-text-indent="false"/>
      <style:text-properties fo:language="pt" fo:country="BR" style:language-asian="pt" style:country-asian="BR" style:font-name-complex="Arial"/>
    </style:style>
    <style:style style:name="P25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numeração_20_nível_20_2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fo:language="pt" fo:country="BR" style:language-asian="pt" style:country-asian="BR" style:font-name-complex="Arial"/>
    </style:style>
    <style:style style:name="P27" style:family="paragraph" style:parent-style-name="numeração_20_nível_20_2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"/>
    </style:style>
    <style:style style:name="P28" style:family="paragraph" style:parent-style-name="numeração_20_nível_20_2">
      <style:paragraph-properties fo:margin-left="0.847cm" fo:margin-right="0cm" fo:text-indent="0.847cm" style:auto-text-indent="false"/>
      <style:text-properties fo:language="pt" fo:country="BR" style:language-asian="pt" style:country-asian="BR" style:font-name-complex="Arial"/>
    </style:style>
    <style:style style:name="P29" style:family="paragraph" style:parent-style-name="Corpo_20_1">
      <style:paragraph-properties fo:margin-left="0.847cm" fo:margin-right="0cm" fo:line-height="150%" fo:text-indent="0.847cm" style:auto-text-indent="false"/>
      <style:text-properties style:font-name="Arial" fo:font-size="10pt" style:font-size-asian="10pt" style:font-name-complex="Arial"/>
    </style:style>
    <style:style style:name="P30" style:family="paragraph" style:parent-style-name="Corpo_20_1">
      <style:paragraph-properties fo:margin-left="0.847cm" fo:margin-right="0cm" fo:margin-top="0cm" fo:margin-bottom="0cm" fo:line-height="150%" fo:text-indent="0.847cm" style:auto-text-indent="false"/>
      <style:text-properties style:font-name="Arial" fo:font-size="10pt" style:font-size-asian="10pt" style:font-name-complex="Arial"/>
    </style:style>
    <style:style style:name="P31" style:family="paragraph" style:parent-style-name="Corpo_20_1">
      <style:paragraph-properties fo:margin-left="1.69cm" fo:margin-right="0cm" fo:margin-top="0cm" fo:margin-bottom="0cm" fo:text-indent="0cm" style:auto-text-indent="false"/>
      <style:text-properties style:font-name="Arial" fo:font-size="10pt" style:font-size-asian="10pt" style:font-name-complex="Arial"/>
    </style:style>
    <style:style style:name="P32" style:family="paragraph" style:parent-style-name="Corpo_20_1">
      <style:paragraph-properties fo:margin-left="1.69cm" fo:margin-right="0cm" fo:margin-top="0cm" fo:margin-bottom="0cm" fo:line-height="150%" fo:text-indent="0cm" style:auto-text-indent="false"/>
      <style:text-properties style:font-name="Arial" fo:font-size="10pt" style:font-size-asian="10pt" style:font-name-complex="Arial"/>
    </style:style>
    <style:style style:name="P33" style:family="paragraph" style:parent-style-name="Corpo_20_1">
      <style:paragraph-properties fo:margin-left="1.6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34" style:family="paragraph" style:parent-style-name="numeração_20_nível_20_2">
      <style:paragraph-properties fo:margin-left="1.69cm" fo:margin-right="0cm" fo:margin-top="0cm" fo:margin-bottom="0cm" fo:line-height="150%" fo:text-indent="0cm" style:auto-text-indent="false"/>
      <style:text-properties fo:language="pt" fo:country="BR" style:language-asian="pt" style:country-asian="BR" style:font-name-complex="Arial"/>
    </style:style>
    <style:style style:name="P35" style:family="paragraph" style:parent-style-name="RUP_20_Corpo_20_1">
      <style:paragraph-properties fo:margin-left="1.69cm" fo:margin-right="0cm" fo:margin-top="0cm" fo:margin-bottom="0cm" fo:line-height="150%" fo:text-indent="0cm" style:auto-text-indent="false"/>
      <style:text-properties fo:language="pt" fo:country="BR" style:language-asian="pt" style:country-asian="BR" style:font-name-complex="Arial"/>
    </style:style>
    <style:style style:name="P36" style:family="paragraph" style:parent-style-name="numeração_20_nível_20_2">
      <style:paragraph-properties fo:margin-left="1.06cm" fo:margin-right="0cm" fo:margin-top="0.212cm" fo:margin-bottom="0cm" fo:text-indent="0.63cm" style:auto-text-indent="false"/>
      <style:text-properties fo:language="pt" fo:country="BR" style:language-asian="pt" style:country-asian="BR" style:font-name-complex="Arial"/>
    </style:style>
    <style:style style:name="P37" style:family="paragraph" style:parent-style-name="Standard">
      <style:text-properties style:language-asian="en" style:country-asian="US"/>
    </style:style>
    <style:style style:name="P3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39" style:family="paragraph" style:parent-style-name="Standard">
      <style:paragraph-properties fo:line-height="0.141cm"/>
    </style:style>
    <style:style style:name="P40" style:family="paragraph" style:parent-style-name="Standard">
      <style:paragraph-properties fo:line-height="0.141cm"/>
      <style:text-properties fo:font-weight="bold" style:font-weight-asian="bold" style:font-weight-complex="bold"/>
    </style:style>
    <style:style style:name="P41" style:family="paragraph" style:parent-style-name="Standard">
      <style:text-properties fo:language="en" fo:country="US" style:language-asian="en" style:country-asian="US"/>
    </style:style>
    <style:style style:name="P42" style:family="paragraph" style:parent-style-name="Standard">
      <style:paragraph-properties fo:line-height="0.141cm" fo:break-before="page"/>
      <style:text-properties fo:font-weight="bold" style:font-weight-asian="bold" style:font-weight-complex="bold"/>
    </style:style>
    <style:style style:name="P4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4" style:family="paragraph" style:parent-style-name="Title">
      <style:paragraph-properties fo:break-before="page"/>
      <style:text-properties fo:language="pt" fo:country="BR"/>
    </style:style>
    <style:style style:name="P45" style:family="paragraph" style:parent-style-name="Corpo_20_1">
      <style:text-properties style:font-name="Arial" fo:font-size="10pt" style:font-size-asian="10pt" style:font-name-complex="Arial"/>
    </style:style>
    <style:style style:name="P46" style:family="paragraph" style:parent-style-name="Corpo_20_1">
      <style:text-properties style:font-name="Arial" fo:font-size="10pt" fo:font-style="normal" style:font-size-asian="10pt" style:font-style-asian="normal" style:font-name-complex="Arial" style:font-style-complex="normal"/>
    </style:style>
    <style:style style:name="P47" style:family="paragraph" style:parent-style-name="Corpo_20_1">
      <style:paragraph-properties fo:margin-left="0.85cm" fo:margin-right="0cm" fo:margin-top="0cm" fo:margin-bottom="0cm" fo:line-height="150%" fo:text-indent="0.75cm" style:auto-text-indent="false"/>
      <style:text-properties style:font-name="Arial" fo:font-size="10pt" style:font-size-asian="10pt" style:font-name-complex="Arial"/>
    </style:style>
    <style:style style:name="P48" style:family="paragraph" style:parent-style-name="Corpo_20_1">
      <style:paragraph-properties fo:margin-left="0.85cm" fo:margin-right="0cm" fo:line-height="150%" fo:text-indent="0.843cm" style:auto-text-indent="false"/>
      <style:text-properties style:font-name="Arial" fo:font-size="10pt" style:font-size-asian="10pt" style:font-name-complex="Arial"/>
    </style:style>
    <style:style style:name="P49" style:family="paragraph" style:parent-style-name="Corpo_20_1">
      <style:paragraph-properties fo:margin-left="0.847cm" fo:margin-right="0cm" fo:margin-top="0cm" fo:margin-bottom="0cm" fo:line-height="150%" fo:text-indent="0.75cm" style:auto-text-indent="false"/>
      <style:text-properties style:font-name="Arial" fo:font-size="10pt" style:font-size-asian="10pt" style:font-name-complex="Arial"/>
    </style:style>
    <style:style style:name="P50" style:family="paragraph" style:parent-style-name="Corpo_20_1">
      <style:paragraph-properties fo:margin-left="0.847cm" fo:margin-right="0cm" fo:text-indent="0.75cm" style:auto-text-indent="false"/>
      <style:text-properties style:font-name-complex="Arial"/>
    </style:style>
    <style:style style:name="P51" style:family="paragraph" style:parent-style-name="Corpo_20_1">
      <style:paragraph-properties fo:margin-left="0.85cm" fo:margin-right="0cm" fo:margin-top="0cm" fo:margin-bottom="0cm" fo:text-indent="0.847cm" style:auto-text-indent="false"/>
      <style:text-properties style:font-name="Arial" fo:font-size="10pt" style:font-size-asian="10pt" style:font-name-complex="Arial"/>
    </style:style>
    <style:style style:name="P52" style:family="paragraph" style:parent-style-name="Corpo_20_1">
      <style:paragraph-properties fo:margin-left="0.85cm" fo:margin-right="0cm" fo:margin-top="0cm" fo:margin-bottom="0cm" fo:line-height="150%" fo:text-indent="0.847cm" style:auto-text-indent="false"/>
      <style:text-properties style:font-name="Arial" fo:font-size="10pt" style:font-size-asian="10pt" style:font-name-complex="Arial"/>
    </style:style>
    <style:style style:name="P53" style:family="paragraph" style:parent-style-name="Title">
      <style:paragraph-properties fo:text-align="end" style:justify-single-word="false"/>
      <style:text-properties fo:language="pt" fo:country="BR"/>
    </style:style>
    <style:style style:name="P54" style:family="paragraph" style:parent-style-name="Title">
      <style:text-properties fo:language="pt" fo:country="BR" fo:font-weight="normal" style:font-weight-asian="normal"/>
    </style:style>
    <style:style style:name="P55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7" style:family="paragraph" style:parent-style-name="Title">
      <style:text-properties fo:font-size="16pt" fo:language="pt" fo:country="BR" style:font-size-asian="16pt" style:font-size-complex="16pt"/>
    </style:style>
    <style:style style:name="P58" style:family="paragraph" style:parent-style-name="Title">
      <style:paragraph-properties>
        <style:tab-stops>
          <style:tab-stop style:position="0.847cm"/>
          <style:tab-stop style:position="16.397cm" style:type="right" style:leader-style="dotted" style:leader-text="."/>
        </style:tab-stops>
      </style:paragraph-properties>
    </style:style>
    <style:style style:name="P5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language-asian="en" style:country-asian="US" style:font-weight-asian="normal"/>
    </style:style>
    <style:style style:name="P60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61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62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6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language-asian="pt" style:country-asian="BR" style:font-name-complex="Arial" style:font-size-complex="10pt" style:language-complex="ar" style:country-complex="SA"/>
    </style:style>
    <style:style style:name="P65" style:family="paragraph" style:parent-style-name="numeração_20_nível_20_2">
      <style:paragraph-properties fo:margin-left="1.058cm" fo:margin-right="0cm" fo:text-indent="0.635cm" style:auto-text-indent="false"/>
      <style:text-properties fo:language="pt" fo:country="BR" style:language-asian="pt" style:country-asian="BR" style:font-name-complex="Arial"/>
    </style:style>
    <style:style style:name="P66" style:family="paragraph" style:parent-style-name="numeração_20_nível_20_2">
      <style:paragraph-properties fo:margin-left="1.058cm" fo:margin-right="0cm" fo:line-height="150%" fo:text-indent="0.635cm" style:auto-text-indent="false"/>
      <style:text-properties fo:language="pt" fo:country="BR" style:language-asian="pt" style:country-asian="BR" style:font-name-complex="Arial"/>
    </style:style>
    <style:style style:name="P67" style:family="paragraph" style:parent-style-name="numeração_20_nível_20_2">
      <style:paragraph-properties fo:margin-left="1.058cm" fo:margin-right="0cm" fo:line-height="150%" fo:text-indent="0.635cm" style:auto-text-indent="false"/>
      <style:text-properties fo:color="#000000" style:font-name="Arial" fo:font-size="10pt" fo:language="pt" fo:country="BR" fo:font-weight="normal" style:font-size-asian="10pt" style:font-weight-asian="normal" style:font-name-complex="Arial" style:language-complex="ar" style:country-complex="SA" style:font-weight-complex="normal"/>
    </style:style>
    <style:style style:name="P68" style:family="paragraph" style:parent-style-name="Instruções">
      <style:text-properties style:font-name="Arial" fo:font-size="10pt" fo:font-style="normal" style:font-size-asian="10pt" style:font-style-asian="normal" style:font-name-complex="Arial" style:font-style-complex="normal"/>
    </style:style>
    <style:style style:name="P69" style:family="paragraph" style:parent-style-name="Instruções">
      <style:paragraph-properties style:snap-to-layout-grid="false"/>
      <style:text-properties fo:color="#000000" fo:font-size="10pt" fo:font-style="normal" style:font-size-asian="10pt" style:font-style-asian="normal" style:font-style-complex="normal"/>
    </style:style>
    <style:style style:name="P70" style:family="paragraph" style:parent-style-name="Table">
      <style:paragraph-properties style:snap-to-layout-grid="false"/>
      <style:text-properties fo:color="#000000" fo:language="pt" fo:country="BR" fo:font-style="normal" style:font-style-asian="normal" style:font-style-complex="normal"/>
    </style:style>
    <style:style style:name="P71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2" style:family="paragraph" style:parent-style-name="RUP_20_Nível_20_3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fo:language="pt" fo:country="BR" style:language-asian="pt" style:country-asian="BR" style:font-name-complex="Arial"/>
    </style:style>
    <style:style style:name="P73" style:family="paragraph" style:parent-style-name="RUP_20_Nível_20_3">
      <style:paragraph-properties fo:margin-left="0.85cm" fo:margin-right="0cm" fo:line-height="150%" fo:text-indent="0cm" style:auto-text-indent="false">
        <style:tab-stops>
          <style:tab-stop style:position="1.058cm"/>
          <style:tab-stop style:position="2.021cm"/>
        </style:tab-stops>
      </style:paragraph-properties>
      <style:text-properties style:font-name="Arial" fo:font-size="10pt" fo:language="pt" fo:country="BR" style:font-size-asian="10pt" style:language-asian="pt" style:country-asian="BR" style:font-name-complex="Arial"/>
    </style:style>
    <style:style style:name="P74" style:family="paragraph" style:parent-style-name="RUP_20_Nível_20_3">
      <style:paragraph-properties fo:margin-left="1.69cm" fo:margin-right="0cm" fo:margin-top="0cm" fo:margin-bottom="0cm" fo:line-height="150%" fo:text-indent="0cm" style:auto-text-indent="false"/>
      <style:text-properties fo:language="pt" fo:country="BR" style:language-asian="pt" style:country-asian="BR" style:font-name-complex="Arial"/>
    </style:style>
    <style:style style:name="P75" style:family="paragraph" style:parent-style-name="RUP_20_Nível_20_3">
      <style:paragraph-properties fo:margin-left="1.6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language-asian="pt" style:country-asian="BR" style:font-name-complex="Arial"/>
    </style:style>
    <style:style style:name="P7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77" style:family="paragraph" style:parent-style-name="RUP_20_Instruções">
      <style:paragraph-properties fo:text-align="center" style:justify-single-word="false" style:snap-to-layout-grid="false"/>
      <style:text-properties fo:color="#000000"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78" style:family="paragraph" style:parent-style-name="RUP_20_Tabela">
      <style:paragraph-properties fo:keep-together="always" fo:keep-with-next="always"/>
      <style:text-properties fo:language="pt" fo:country="BR"/>
    </style:style>
    <style:style style:name="P79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80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1" style:family="paragraph" style:parent-style-name="Standard" style:list-style-name="L1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2" style:family="paragraph" style:parent-style-name="Standard" style:list-style-name="L2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3" style:family="paragraph" style:parent-style-name="Standard" style:list-style-name="L3">
      <style:paragraph-properties fo:margin-left="1.94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4" style:family="paragraph" style:parent-style-name="Standard" style:list-style-name="L2">
      <style:paragraph-properties fo:margin-left="1.94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Heading_20_1">
      <style:paragraph-properties fo:margin-top="0cm" fo:margin-bottom="0cm"/>
      <style:text-properties style:font-name="Tahoma" style:font-name-complex="Tahoma"/>
    </style:style>
    <style:style style:name="P86" style:family="paragraph" style:parent-style-name="Heading_20_1" style:list-style-name="WW8Num16">
      <style:paragraph-properties fo:margin-left="1.27cm" fo:margin-right="0cm" fo:margin-top="0cm" fo:margin-bottom="0.106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6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language="pt" fo:country="BR" style:language-complex="ar" style:country-complex="SA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7" style:family="text">
      <style:text-properties style:font-name="Arial" fo:font-size="10pt" style:font-size-asian="10pt"/>
    </style:style>
    <style:style style:name="T8" style:family="text">
      <style:text-properties style:font-name="Arial" fo:font-size="10pt" fo:language="pt" fo:country="BR" style:font-size-asian="10pt" style:language-asian="pt" style:country-asian="BR"/>
    </style:style>
    <style:style style:name="T9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587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)" text:bullet-char="●">
        <style:list-level-properties/>
        <style:text-properties style:font-name="StarSymbol"/>
      </text:list-level-style-bullet>
      <text:list-level-style-bullet text:level="2" text:style-name="Bullet_20_Symbols" style:num-suffix=")" text:bullet-char="●">
        <style:list-level-properties/>
        <style:text-properties style:font-name="StarSymbol"/>
      </text:list-level-style-bullet>
      <text:list-level-style-bullet text:level="3" text:style-name="Bullet_20_Symbols" style:num-suffix=")" text:bullet-char="●">
        <style:list-level-properties/>
        <style:text-properties style:font-name="StarSymbol"/>
      </text:list-level-style-bullet>
      <text:list-level-style-bullet text:level="4" text:style-name="Bullet_20_Symbols" style:num-suffix=")" text:bullet-char="●">
        <style:list-level-properties/>
        <style:text-properties style:font-name="StarSymbol"/>
      </text:list-level-style-bullet>
      <text:list-level-style-bullet text:level="5" text:style-name="Bullet_20_Symbols" style:num-suffix=")" text:bullet-char="●">
        <style:list-level-properties/>
        <style:text-properties style:font-name="StarSymbol"/>
      </text:list-level-style-bullet>
      <text:list-level-style-bullet text:level="6" text:style-name="Bullet_20_Symbols" style:num-suffix=")" text:bullet-char="●">
        <style:list-level-properties/>
        <style:text-properties style:font-name="StarSymbol"/>
      </text:list-level-style-bullet>
      <text:list-level-style-bullet text:level="7" text:style-name="Bullet_20_Symbols" style:num-suffix=")" text:bullet-char="●">
        <style:list-level-properties/>
        <style:text-properties style:font-name="StarSymbol"/>
      </text:list-level-style-bullet>
      <text:list-level-style-bullet text:level="8" text:style-name="Bullet_20_Symbols" style:num-suffix=")" text:bullet-char="●">
        <style:list-level-properties/>
        <style:text-properties style:font-name="StarSymbol"/>
      </text:list-level-style-bullet>
      <text:list-level-style-bullet text:level="9" text:style-name="Bullet_20_Symbols" style:num-suffix=")" text:bullet-char="●">
        <style:list-level-properties/>
        <style:text-properties style:font-name="StarSymbol"/>
      </text:list-level-style-bullet>
      <text:list-level-style-bullet text:level="10" text:style-name="Bullet_20_Symbols" style:num-suffix=")" text:bullet-char="●">
        <style:list-level-properties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  <style:text-properties style:font-name="StarSymbol1"/>
      </text:list-level-style-bullet>
      <text:list-level-style-bullet text:level="2" text:style-name="Bullet_20_Symbols" style:num-suffix="." text:bullet-char="•">
        <style:list-level-properties/>
        <style:text-properties style:font-name="StarSymbol1"/>
      </text:list-level-style-bullet>
      <text:list-level-style-bullet text:level="3" text:style-name="Bullet_20_Symbols" style:num-suffix="." text:bullet-char="•">
        <style:list-level-properties/>
        <style:text-properties style:font-name="StarSymbol1"/>
      </text:list-level-style-bullet>
      <text:list-level-style-bullet text:level="4" text:style-name="Bullet_20_Symbols" style:num-suffix="." text:bullet-char="•">
        <style:list-level-properties/>
        <style:text-properties style:font-name="StarSymbol1"/>
      </text:list-level-style-bullet>
      <text:list-level-style-bullet text:level="5" text:style-name="Bullet_20_Symbols" style:num-suffix="." text:bullet-char="•">
        <style:list-level-properties/>
        <style:text-properties style:font-name="StarSymbol1"/>
      </text:list-level-style-bullet>
      <text:list-level-style-bullet text:level="6" text:style-name="Bullet_20_Symbols" style:num-suffix="." text:bullet-char="•">
        <style:list-level-properties/>
        <style:text-properties style:font-name="StarSymbol1"/>
      </text:list-level-style-bullet>
      <text:list-level-style-bullet text:level="7" text:style-name="Bullet_20_Symbols" style:num-suffix="." text:bullet-char="•">
        <style:list-level-properties/>
        <style:text-properties style:font-name="StarSymbol1"/>
      </text:list-level-style-bullet>
      <text:list-level-style-bullet text:level="8" text:style-name="Bullet_20_Symbols" style:num-suffix="." text:bullet-char="•">
        <style:list-level-properties/>
        <style:text-properties style:font-name="StarSymbol1"/>
      </text:list-level-style-bullet>
      <text:list-level-style-bullet text:level="9" text:style-name="Bullet_20_Symbols" style:num-suffix="." text:bullet-char="•">
        <style:list-level-properties/>
        <style:text-properties style:font-name="StarSymbol1"/>
      </text:list-level-style-bullet>
      <text:list-level-style-bullet text:level="10" text:style-name="Bullet_20_Symbols" style:num-suffix="." text:bullet-char="•">
        <style:list-level-properties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/>
        <style:text-properties style:font-name="StarSymbol"/>
      </text:list-level-style-bullet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bullet text:level="4" text:style-name="Bullet_20_Symbols" style:num-suffix="." text:bullet-char="●">
        <style:list-level-properties/>
        <style:text-properties style:font-name="StarSymbol"/>
      </text:list-level-style-bullet>
      <text:list-level-style-bullet text:level="5" text:style-name="Bullet_20_Symbols" style:num-suffix="." text:bullet-char="●">
        <style:list-level-properties/>
        <style:text-properties style:font-name="StarSymbol"/>
      </text:list-level-style-bullet>
      <text:list-level-style-bullet text:level="6" text:style-name="Bullet_20_Symbols" style:num-suffix="." text:bullet-char="●">
        <style:list-level-properties/>
        <style:text-properties style:font-name="StarSymbol"/>
      </text:list-level-style-bullet>
      <text:list-level-style-bullet text:level="7" text:style-name="Bullet_20_Symbols" style:num-suffix="." text:bullet-char="●">
        <style:list-level-properties/>
        <style:text-properties style:font-name="StarSymbol"/>
      </text:list-level-style-bullet>
      <text:list-level-style-bullet text:level="8" text:style-name="Bullet_20_Symbols" style:num-suffix="." text:bullet-char="●">
        <style:list-level-properties/>
        <style:text-properties style:font-name="StarSymbol"/>
      </text:list-level-style-bullet>
      <text:list-level-style-bullet text:level="9" text:style-name="Bullet_20_Symbols" style:num-suffix="." text:bullet-char="●">
        <style:list-level-properties/>
        <style:text-properties style:font-name="StarSymbol"/>
      </text:list-level-style-bullet>
      <text:list-level-style-bullet text:level="10" text:style-name="Bullet_20_Symbols" style:num-suffix="." text:bullet-char="●">
        <style:list-level-properties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53"/>
      <text:p text:style-name="P53"/>
      <text:p text:style-name="P53"/>
      <text:p text:style-name="P37"/>
      <text:p text:style-name="P55">Especificações Suplementares</text:p>
      <text:p text:style-name="P38"/>
      <text:p text:style-name="P38"/>
      <text:p text:style-name="P38"/>
      <text:p text:style-name="P38"/>
      <text:p text:style-name="P55">Sistema de Cadastro e Controle para Consultório Odontológico - Versão 1.0</text:p>
      <text:p text:style-name="P60">OpenOdonto - Release 1.0</text:p>
      <text:p text:style-name="P38"/>
      <text:p text:style-name="P38"/>
      <text:p text:style-name="P38"/>
      <text:p text:style-name="P38"/>
      <text:p text:style-name="P61"/>
      <text:p text:style-name="P56"/>
      <text:section text:style-name="Sect1" text:name="Seção1">
        <text:p text:style-name="Standard"/>
      </text:section>
      <text:section text:style-name="Sect2" text:name="Seção2">
        <text:h text:style-name="P85" text:outline-level="1"/>
        <text:p text:style-name="P42"/>
        <text:p text:style-name="P57">Histórico de Revisão</text:p>
        <text:p text:style-name="P3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15">Data</text:p>
            </table:table-cell>
            <table:table-cell table:style-name="Tabela1.A1" office:value-type="string">
              <text:p text:style-name="P20">Versão do Documento</text:p>
            </table:table-cell>
            <table:table-cell table:style-name="Tabela1.A1" office:value-type="string">
              <text:p text:style-name="P15">Descrição</text:p>
            </table:table-cell>
            <table:table-cell table:style-name="Tabela1.D1" office:value-type="string">
              <text:p text:style-name="P15">Autor</text:p>
            </table:table-cell>
          </table:table-row>
          <table:table-row table:style-name="Tabela1.1">
            <table:table-cell table:style-name="Tabela1.A2" office:value-type="string">
              <text:p text:style-name="P16">19/08/2010</text:p>
            </table:table-cell>
            <table:table-cell table:style-name="Tabela1.A2" office:value-type="string">
              <text:p text:style-name="P16">1.0</text:p>
            </table:table-cell>
            <table:table-cell table:style-name="Tabela1.A2" office:value-type="string">
              <text:p text:style-name="P18">Elaboração do documento.</text:p>
            </table:table-cell>
            <table:table-cell table:style-name="Tabela1.D2" office:value-type="string">
              <text:p text:style-name="P16">Amanda Barbosa Silva</text:p>
            </table:table-cell>
          </table:table-row>
        </table:table>
        <text:p text:style-name="P54"/>
        <text:p text:style-name="P59"/>
        <text:p text:style-name="P40"/>
        <text:p text:style-name="P43">Sumário</text:p>
        <text:p text:style-name="P41"/>
        <text:p text:style-name="P41"/>
        <text:table-of-content text:style-name="Sect3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3"><text:a xlink:type="simple" xlink:href="#__RefHeading__11126_1218954205">1.Introdução<text:tab/>4</text:a></text:p>
            <text:p text:style-name="P63"><text:a xlink:type="simple" xlink:href="#__RefHeading__11128_1218954205">2.Requisitos de Funcionalidade<text:tab/>4</text:a></text:p>
            <text:p text:style-name="P63"><text:a xlink:type="simple" xlink:href="#__RefHeading__11130_1218954205">3.Requisitos de Usabilidade<text:tab/>5</text:a></text:p>
            <text:p text:style-name="P63"><text:a xlink:type="simple" xlink:href="#__RefHeading__11132_1218954205">4.Requisitos de Confiabilidade<text:tab/>5</text:a></text:p>
            <text:p text:style-name="P63"><text:a xlink:type="simple" xlink:href="#__RefHeading__11134_1218954205">5.Requisitos de Performance<text:tab/>5</text:a></text:p>
            <text:p text:style-name="P63"><text:a xlink:type="simple" xlink:href="#__RefHeading__11136_1218954205">6.Requisitos de Portabilidade<text:tab/>6</text:a></text:p>
            <text:p text:style-name="P63"><text:a xlink:type="simple" xlink:href="#__RefHeading__11138_1218954205">7.Restrições do Sistema<text:tab/>6</text:a></text:p>
            <text:p text:style-name="P63"><text:a xlink:type="simple" xlink:href="#__RefHeading__11140_1218954205">8.Referências<text:tab/>7</text:a></text:p>
            <text:p text:style-name="P63"><text:a xlink:type="simple" xlink:href="#__RefHeading__11142_1218954205">9.Assinaturas<text:tab/>8</text:a></text:p>
          </text:index-body>
        </text:table-of-content>
        <text:p text:style-name="P58"/>
        <text:p text:style-name="P44">Especificações Suplementares</text:p>
        <text:p text:style-name="P41"/>
        <text:list xml:id="list38306199" text:style-name="WW8Num16">
          <text:list-item>
            <text:h text:style-name="P86" text:outline-level="1"><text:bookmark text:name="__RefHeading__11126_1218954205"/>Introdução<text:bookmark-end text:name="__RefHeading__11126_1218954205"/></text:h>
          </text:list-item>
        </text:list>
        <text:p text:style-name="Standard"/>
        <text:p text:style-name="P47">A proposta deste documento é definir os requisitos do sistema que não são capturados diretamente através dos casos de uso.</text:p>
        <text:p text:style-name="P47">Seu escopo abrange a definição de requisitos funcionais aplicáveis ao projeto como um todo, e requisitos não funcionais relativos à usabilidade, confiabilidade, performance e portabilidade. As restrições aplicáveis ao projeto também são definidas neste documento.</text:p>
        <text:p text:style-name="P25">Termos e abreviaturas específicos podem ser encontrados no Glossário do respectivo projeto.</text:p>
        <text:p text:style-name="Standard"/>
        <text:list xml:id="list38288740" text:continue-numbering="true" text:style-name="WW8Num16">
          <text:list-item>
            <text:h text:style-name="P87" text:outline-level="1"><text:bookmark text:name="__RefHeading__11128_1218954205"/>Requisitos de Funcionalidade<text:bookmark-end text:name="__RefHeading__11128_1218954205"/></text:h>
          </text:list-item>
        </text:list>
        <text:p text:style-name="Standard"/>
        <text:p text:style-name="P48">Esta seção apresenta os requisitos funcionais que são aplicáveis ao projeto como um todo.</text:p>
        <text:p text:style-name="P26">Autenticar</text:p>
        <text:list xml:id="list38299896" text:style-name="WW8Num24">
          <text:list-header>
            <text:p text:style-name="P72">Permite restringir o acesso ao sistema e a determinados menus e ações.</text:p>
          </text:list-header>
        </text:list>
        <text:p text:style-name="P27">Agendar Paciente</text:p>
        <text:list xml:id="list38311644" text:continue-numbering="true" text:style-name="WW8Num24">
          <text:list-header>
            <text:p text:style-name="P73">Permite realizar os agendamentos de pacientes por dentistas.</text:p>
          </text:list-header>
        </text:list>
        <text:p text:style-name="P27">Editar Receituário</text:p>
        <text:list xml:id="list38309722" text:continue-numbering="true" text:style-name="WW8Num24">
          <text:list-header>
            <text:p text:style-name="P73">Permite ao odontólogo elaborar receitas e atestados aos seus pacientes.</text:p>
          </text:list-header>
        </text:list>
        <text:p text:style-name="P27">Manter Paciente</text:p>
        <text:list xml:id="list38311196" text:continue-numbering="true" text:style-name="WW8Num24">
          <text:list-header>
            <text:p text:style-name="P73">Permite cadastrar os pacientes (dados pessoais) do odontólogo e obter controle dor serviços prestados ao mesmo.</text:p>
          </text:list-header>
        </text:list>
        <text:p text:style-name="P27">Manter Anamnese</text:p>
        <text:list xml:id="list38304852" text:continue-numbering="true" text:style-name="WW8Num24">
          <text:list-header>
            <text:p text:style-name="P73">Permite manter o histórico de doenças do paciente.</text:p>
          </text:list-header>
        </text:list>
        <text:p text:style-name="P27">Manter Odontograma</text:p>
        <text:list xml:id="list38292133" text:continue-numbering="true" text:style-name="WW8Num24">
          <text:list-header>
            <text:p text:style-name="P73">Permite manter os serviços realizados no paciente.</text:p>
          </text:list-header>
        </text:list>
        <text:p text:style-name="P27">Manter Orçamento</text:p>
        <text:list xml:id="list38292340" text:continue-numbering="true" text:style-name="WW8Num24">
          <text:list-header>
            <text:p text:style-name="P73">Permite realizar o orçamento do que deve ser feito no paciente.</text:p>
          </text:list-header>
        </text:list>
        <text:p text:style-name="P27">Manter Colaboradores (Fornecedores e Prestadores de Serviços)</text:p>
        <text:list xml:id="list38297266" text:continue-numbering="true" text:style-name="WW8Num24">
          <text:list-header>
            <text:p text:style-name="P73">Permite ao odontólogo manter os dados de seus fornecedores e prestadores de serviços.</text:p>
          </text:list-header>
        </text:list>
        <text:p text:style-name="P27"><text:soft-page-break/>Manter Dentistas por Especialidade</text:p>
        <text:list xml:id="list38312233" text:continue-numbering="true" text:style-name="WW8Num24">
          <text:list-header>
            <text:p text:style-name="P73">Permite ao odontólogo mantes os dados de dentistas por esepcialidade para quem pode encaminhar seus pacientes caso necessitem de um trabalho especializado.</text:p>
          </text:list-header>
        </text:list>
        <text:p text:style-name="Standard"/>
        <text:list xml:id="list38284718" text:continue-list="list38288740" text:style-name="WW8Num16">
          <text:list-item>
            <text:h text:style-name="P86" text:outline-level="1"><text:bookmark text:name="__RefHeading__11130_1218954205"/>Requisitos de Usabilidade<text:bookmark-end text:name="__RefHeading__11130_1218954205"/></text:h>
          </text:list-item>
        </text:list>
        <text:p text:style-name="Standard"/>
        <text:p text:style-name="P30">Esta seção apresenta os requisitos que estão diretamente relacionados à utilização do sistema pelo usuário. Suas características estão definidas na tabela abaixo.</text:p>
        <text:p text:style-name="P28">Interoperabilidade</text:p>
        <text:p text:style-name="P51"/>
        <text:p text:style-name="P51">A interação do sistema com o usuário deve ser fácil e efetica.</text:p>
        <text:p text:style-name="P28">Textos de Ajuda</text:p>
        <text:p text:style-name="P51"/>
        <text:p text:style-name="P52">Os campos que possuem ambiguidade devem possuir um texto de ajuda próximo e no próprio sistema.</text:p>
        <text:p text:style-name="P28">Suporte On-Line</text:p>
        <text:p text:style-name="P51"/>
        <text:p text:style-name="P51">A ajuda para execução das funcionalidades deve ser disponibilizada no próprio sistema.</text:p>
        <text:p text:style-name="Standard"/>
        <text:p text:style-name="Standard"/>
        <text:list xml:id="list38306582" text:continue-numbering="true" text:style-name="WW8Num16">
          <text:list-item>
            <text:h text:style-name="P86" text:outline-level="1"><text:bookmark text:name="__RefHeading__11132_1218954205"/>Requisitos de Confiabilidade<text:bookmark-end text:name="__RefHeading__11132_1218954205"/></text:h>
          </text:list-item>
        </text:list>
        <text:p text:style-name="Standard"/>
        <text:p text:style-name="P52">Esta seção apresenta os requisitos que estão relacionados com a confiabilidade do sistema ou que afetam a mesma. <text:span text:style-name="T4">A confiabilidade, disponibilidade e manutenabilidade do sistema está garantidida em qualquer plataforma que suporte a tecnologia JAVA EE 5 .</text:span></text:p>
        <text:p text:style-name="P24"/>
        <text:p text:style-name="P34">Disponibilidade da Aplicação</text:p>
        <text:list xml:id="list38301158" text:continue-list="list38312233" text:style-name="WW8Num24">
          <text:list-header>
            <text:p text:style-name="P74">A aplicação deve estar disponível 24 horas por dia.</text:p>
          </text:list-header>
        </text:list>
        <text:p text:style-name="P35"/>
        <text:p text:style-name="P34">Falha de comunicação</text:p>
        <text:list xml:id="list38289551" text:continue-numbering="true" text:style-name="WW8Num24">
          <text:list-header>
            <text:p text:style-name="P74">Em caso de falha de comunicação com o servidor, o sistema deve garantir a integridade dos dados.</text:p>
          </text:list-header>
        </text:list>
        <text:p text:style-name="P35"/>
        <text:p text:style-name="P34">Integridade dos Dados</text:p>
        <text:list xml:id="list38294198" text:continue-numbering="true" text:style-name="WW8Num24">
          <text:list-header>
            <text:p text:style-name="P75">Em caso de qualquer falha na aplicação, o sistema deve garantir a integridade dos dados.</text:p>
          </text:list-header>
        </text:list>
        <text:p text:style-name="P33"/>
        <text:p text:style-name="Standard"/>
        <text:list xml:id="list38302604" text:continue-list="list38306582" text:style-name="WW8Num16">
          <text:list-item>
            <text:h text:style-name="P86" text:outline-level="1"><text:bookmark text:name="__RefHeading__11134_1218954205"/>Requisitos de Performance<text:bookmark-end text:name="__RefHeading__11134_1218954205"/></text:h>
          </text:list-item>
        </text:list>
        <text:p text:style-name="Standard"/>
        <text:p text:style-name="P49">Esta seção apresenta os requisitos que estão relacionados com a performance do sistema ou que afetam a mesma.</text:p>
        <text:p text:style-name="P65"><text:soft-page-break/>Usuários Simultâneos</text:p>
        <text:p text:style-name="P67">Com o equipamento recomendado é possível inferir que cerca de 100 usuários simultâneos serão suportados.</text:p>
        <text:p text:style-name="P66">Tempo de resposta e Velocidade</text:p>
        <text:p text:style-name="P67">O sistema deve apresentar tempo de resposta em 90% dos casos menor que 1 segundo. Para garantir velocidade e tempo de resposta aceitável, o sistema deve atender as restrições apresentadas nesse documento.</text:p>
        <text:p text:style-name="P66">Tempo de resposta</text:p>
        <text:p text:style-name="P67">O sistema deve apresentar tempo de resposta em 90% dos casos menor que 1 segundo.</text:p>
        <text:p text:style-name="Standard"/>
        <text:list xml:id="list38300186" text:continue-numbering="true" text:style-name="WW8Num16">
          <text:list-item>
            <text:h text:style-name="P86" text:outline-level="1"><text:bookmark text:name="__RefHeading__11136_1218954205"/>Requisitos de Portabilidade<text:bookmark-end text:name="__RefHeading__11136_1218954205"/></text:h>
          </text:list-item>
        </text:list>
        <text:p text:style-name="Standard"/>
        <text:p text:style-name="P29">Esta seção apresenta os requisitos que estão relacionados com a portabilidade ou manutenibilidade do sistema ou que afetam a mesma.</text:p>
        <text:p text:style-name="P36">Compatibilidade com Plataformas Distintas de Banco de Dados</text:p>
        <text:p text:style-name="P31"/>
        <text:p text:style-name="P32">O sistema deve permitir acesso as informações via banco de dados SQL Server, Oracle e Postgres.</text:p>
        <text:p text:style-name="P36">Compatibilidade com Plataformas Distintas de Sistemas Operacionais</text:p>
        <text:p text:style-name="P31"/>
        <text:p text:style-name="P32">O sistema deve permitir que o servidor de aplicação e banco de dados possa ser Linux ou Windows Server.</text:p>
        <text:p text:style-name="P31"/>
        <text:p text:style-name="Standard"/>
        <text:list xml:id="list38313590" text:continue-numbering="true" text:style-name="WW8Num16">
          <text:list-item>
            <text:h text:style-name="P86" text:outline-level="1"><text:bookmark text:name="__RefHeading__11138_1218954205"/>Restrições do Sistema<text:bookmark-end text:name="__RefHeading__11138_1218954205"/></text:h>
          </text:list-item>
        </text:list>
        <text:p text:style-name="Standard"/>
        <text:p text:style-name="P50"><text:span text:style-name="T7">Esta seção lista qualquer restrição de infraestrutura imposta ao sistema que será construído.</text:span><text:span text:style-name="T8"> </text:span></text:p>
        <text:p text:style-name="P36">Atender as configurações mínimas da máquina servidor e banco de dados</text:p>
        <text:p text:style-name="P31"/>
        <text:list xml:id="list38285303" text:style-name="L1">
          <text:list-item>
            <text:p text:style-name="P81"><text:s/>Servidor de aplicação dedicado com mínimo de:</text:p>
          </text:list-item>
        </text:list>
        <text:list xml:id="list38283743" text:style-name="L2">
          <text:list-item>
            <text:list>
              <text:list-item>
                <text:p text:style-name="P82">2 GB de memória DDR2 800 Mhz;</text:p>
              </text:list-item>
              <text:list-item>
                <text:p text:style-name="P82">Processador com 2 núcleos 2.0 Ghz 800 Mhz de FSB;</text:p>
              </text:list-item>
              <text:list-item>
                <text:p text:style-name="P82">Placa de rede Gigabite (1.000 MB/s);</text:p>
              </text:list-item>
              <text:list-item>
                <text:p text:style-name="P82">Demais componentes.</text:p>
                <text:p text:style-name="P82"/>
              </text:list-item>
            </text:list>
          </text:list-item>
        </text:list>
        <text:list xml:id="list38277162" text:style-name="L3">
          <text:list-item>
            <text:p text:style-name="P83"><text:s/>Servidor de banco de dados dedicado:</text:p>
            <text:p text:style-name="P83"/>
          </text:list-item>
        </text:list>
        <text:list xml:id="list38309834" text:continue-list="list38283743" text:style-name="L2">
          <text:list-item>
            <text:list>
              <text:list-item text:start-value="1">
                <text:p text:style-name="P82">4 GB de memória DDR2 800 Mhz;</text:p>
              </text:list-item>
              <text:list-item>
                <text:p text:style-name="P82">Processador com 2 núcleos 2.0 Ghz 800 Mhz de FSB;</text:p>
              </text:list-item>
              <text:list-item>
                <text:p text:style-name="P82"><text:soft-page-break/>HD 10.000 RPM de no mínimo 80 GB;</text:p>
              </text:list-item>
              <text:list-item>
                <text:p text:style-name="P82">Placa de rede Gigabite (1.000 MB/s);</text:p>
              </text:list-item>
              <text:list-item>
                <text:p text:style-name="P84">Demais componentes.</text:p>
              </text:list-item>
            </text:list>
          </text:list-item>
        </text:list>
        <text:p text:style-name="P64">As máquinas clientes podem ter uma configuração mais simples, sendo obrigatório apenas o browser.</text:p>
        <text:p text:style-name="P64"/>
        <text:list xml:id="list38292807" text:continue-list="list38313590" text:style-name="WW8Num16">
          <text:list-item>
            <text:h text:style-name="P86" text:outline-level="1"><text:bookmark text:name="__RefHeading__11140_1218954205"/>Referências<text:bookmark-end text:name="__RefHeading__11140_1218954205"/></text:h>
          </text:list-item>
        </text:list>
        <text:p text:style-name="Standard"/>
        <text:p text:style-name="P45">Esta seção apresenta todas as referências utilizadas na elaboração deste documento.</text:p>
        <text:p text:style-name="P46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P70">1.</text:p>
            </table:table-cell>
            <table:table-cell table:style-name="Tabela2.A1" office:value-type="string">
              <text:p text:style-name="P69">Termo de Abertura</text:p>
            </table:table-cell>
          </table:table-row>
          <table:table-row table:style-name="Tabela2.1">
            <table:table-cell table:style-name="Tabela2.A1" office:value-type="string">
              <text:p text:style-name="P70">2.</text:p>
            </table:table-cell>
            <table:table-cell table:style-name="Tabela2.A1" office:value-type="string">
              <text:p text:style-name="P69">Especificação de Resquisitos</text:p>
            </table:table-cell>
          </table:table-row>
        </table:table>
        <text:p text:style-name="P68"/>
        <text:p text:style-name="Standard"/>
        <text:list xml:id="list38300244" text:continue-numbering="true" text:style-name="WW8Num16">
          <text:list-item>
            <text:h text:style-name="P88" text:outline-level="1"><text:bookmark text:name="__RefHeading__11142_1218954205"/>Assinaturas<text:bookmark-end text:name="__RefHeading__11142_1218954205"/></text:h>
          </text:list-item>
        </text:list>
        <text:p text:style-name="Standard"/>
        <text:p text:style-name="P62"><text:span text:style-name="T5">Os abaixo assinados estão de acordo com o conteúdo do documento “</text:span><text:span text:style-name="T6">Especificações Suplementares</text:span><text:span text:style-name="T5">”, do Sistema </text:span><text:span text:style-name="Fonte_20_parág._20_padrão"><text:span text:style-name="T5">OpenOdonto</text:span></text:span><text:span text:style-name="T5">, versão </text:span><text:span text:style-name="T9">1.0, release 1.0</text:span><text:span text:style-name="T5">.</text:span></text:p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22"/>
              <text:p text:style-name="P21">Data: ___/___/_____</text:p>
              <text:p text:style-name="P21"/>
              <text:p text:style-name="P21"/>
              <text:p text:style-name="P23"/>
            </table:table-cell>
            <table:table-cell table:style-name="Tabela3.A1" office:value-type="string">
              <text:p text:style-name="P22"/>
              <text:p text:style-name="P21">Data: ___/___/_____</text:p>
              <text:p text:style-name="P21"/>
              <text:p text:style-name="P21"/>
              <text:p text:style-name="P23"/>
            </table:table-cell>
          </table:table-row>
          <table:table-row table:style-name="Tabela3.2">
            <table:table-cell table:style-name="Tabela3.A1" office:value-type="string">
              <text:p text:style-name="P10">Amanda Barbosa Silva</text:p>
              <text:p text:style-name="P17">Analista Líder e Desenvolvedor</text:p>
              <text:p text:style-name="P17"/>
            </table:table-cell>
            <table:table-cell table:style-name="Tabela3.A1" office:value-type="string">
              <text:p text:style-name="P10">Fábio José de Souza</text:p>
              <text:p text:style-name="P17">Analista Líder e Desenvolvedor</text:p>
            </table:table-cell>
          </table:table-row>
        </table:table>
        <text:p text:style-name="RUP_20_Corpo_20_1"/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22"/>
              <text:p text:style-name="P21">Data: ___/___/_____</text:p>
              <text:p text:style-name="P21"/>
              <text:p text:style-name="P21"/>
              <text:p text:style-name="P23"/>
            </table:table-cell>
            <table:table-cell table:style-name="Tabela4.A1" office:value-type="string">
              <text:p text:style-name="P22"/>
              <text:p text:style-name="P21">Data: ___/___/_____</text:p>
              <text:p text:style-name="P21"/>
              <text:p text:style-name="P21"/>
              <text:p text:style-name="P23"/>
            </table:table-cell>
          </table:table-row>
          <table:table-row table:style-name="Tabela4.2">
            <table:table-cell table:style-name="Tabela4.A1" office:value-type="string">
              <text:p text:style-name="P10">Rafael Vieira de Almeida</text:p>
              <text:p text:style-name="P17">Analista Líder e Desenvolvedor / DBA</text:p>
            </table:table-cell>
            <table:table-cell table:style-name="Tabela4.A1" office:value-type="string">
              <text:p text:style-name="P11">Vinicius Gardênio Guimarães Rodrigues</text:p>
              <text:p text:style-name="P77">Gerente de Projeto e Desenvolvedor</text:p>
            </table:table-cell>
          </table:table-row>
        </table:table>
        <text:p text:style-name="Standard"/>
        <text:p text:style-name="P3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2"/>
              <text:p text:style-name="P21">Data: ___/___/_____</text:p>
              <text:p text:style-name="P21"/>
              <text:p text:style-name="P21"/>
              <text:p text:style-name="P23"/>
            </table:table-cell>
          </table:table-row>
          <table:table-row table:style-name="Table1.2">
            <table:table-cell table:style-name="Table1.A1" office:value-type="string">
              <text:p text:style-name="P11">Lidia Pires Barbosa</text:p>
              <text:p text:style-name="P77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78cm" fo:margin-right="0cm" fo:text-align="center" style:justify-single-word="false" fo:text-indent="-1.778cm" style:auto-text-indent="false" fo:keep-with-next="always">
        <style:tab-stops>
          <style:tab-stop style:position="1.612cm" style:type="center"/>
          <style:tab-stop style:position="1.778cm" style:type="center"/>
        </style:tab-stops>
      </style:paragraph-properties>
      <style:text-properties fo:color="#000000" style:font-name="Tahoma" fo:font-size="8pt" fo:font-weight="bold" style:font-size-asian="8pt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line-height-at-least="0.423cm" fo:orphans="0" fo:widows="0" fo:text-indent="-2.032cm" style:auto-text-indent="false">
        <style:tab-stops>
          <style:tab-stop style:position="2.032cm"/>
        </style:tab-stops>
      </style:paragraph-properties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286cm" fo:margin-right="0cm" fo:margin-top="0.423cm" fo:margin-bottom="0.106cm" style:line-height-at-least="0.423cm" fo:orphans="0" fo:widows="0" fo:text-indent="-2.286cm" style:auto-text-indent="false">
        <style:tab-stops>
          <style:tab-stop style:position="2.286cm"/>
        </style:tab-stops>
      </style:paragraph-properties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794cm" fo:margin-right="0cm" fo:margin-top="0.423cm" fo:margin-bottom="0.106cm" style:line-height-at-least="0.423cm" fo:orphans="0" fo:widows="0" fo:text-indent="-2.794cm" style:auto-text-indent="false">
        <style:tab-stops>
          <style:tab-stop style:position="2.794cm"/>
        </style:tab-stops>
      </style:paragraph-properties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2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2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2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rpo_20_1" style:display-name="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RUP_20_Nível_20_4" style:display-name="RUP Nível 4" style:family="paragraph" style:next-style-name="Corpo_20_1">
      <style:paragraph-properties fo:margin-left="1.482cm" fo:margin-right="0cm" fo:margin-top="0.212cm" fo:margin-bottom="0cm" fo:text-align="justify" style:justify-single-word="false" fo:orphans="2" fo:widows="2" fo:text-indent="-1.482cm" style:auto-text-indent="false">
        <style:tab-stops>
          <style:tab-stop style:position="1.482cm"/>
        </style:tab-stops>
      </style:paragraph-properties>
      <style:text-properties style:use-window-font-color="true" style:font-name="Arial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/>
    </style:style>
    <style:style style:name="RUP_20_Nível_20_1" style:display-name="RUP Nível 1" style:family="paragraph" style:next-style-name="numeração_20_nível_20_2">
      <style:paragraph-properties fo:margin-left="0.635cm" fo:margin-right="0cm" fo:margin-top="0.423cm" fo:margin-bottom="0cm" fo:orphans="2" fo:widows="2" fo:text-indent="-0.635cm" style:auto-text-indent="false" fo:keep-with-next="always">
        <style:tab-stops>
          <style:tab-stop style:position="0.635cm"/>
        </style:tab-stops>
      </style:paragraph-properties>
      <style:text-properties fo:text-transform="uppercase" style:use-window-font-color="true" style:font-name="Arial" fo:font-size="12pt" fo:language="pt" fo:country="BR" fo:font-style="italic" fo:font-weight="bold" style:font-name-asian="Arial" style:font-size-asian="12pt" style:font-style-asian="italic" style:font-weight-asian="bold" style:font-name-complex="Times New Roman" style:font-size-complex="10pt" style:language-complex="ar" style:country-complex="SA"/>
    </style:style>
    <style:style style:name="numeração_20_nível_20_2" style:display-name="numeração nível 2" style:family="paragraph" style:next-style-name="RUP_20_Nível_20_3">
      <style:paragraph-properties fo:margin-left="2.021cm" fo:margin-right="0cm" fo:margin-top="0.423cm" fo:margin-bottom="0cm" fo:text-align="justify" style:justify-single-word="false" fo:orphans="2" fo:widows="2" fo:text-indent="-1.27cm" style:auto-text-indent="false" fo:keep-with-next="always">
        <style:tab-stops>
          <style:tab-stop style:position="2.021cm"/>
        </style:tab-stops>
      </style:paragraph-properties>
      <style:text-properties fo:color="#000080" style:font-name="Arial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Table" style:family="paragraph" style:class="extra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8z0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 fo:font-size="8pt" style:font-size-asian="8pt" style:font-size-complex="8pt"/>
    </style:style>
    <style:style style:name="WW8Num20z1" style:family="text">
      <style:text-properties fo:font-size="8pt" style:font-size-asian="8pt" style:font-size-complex="8pt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0z4" style:family="text">
      <style:text-properties style:font-name="Courier New" style:font-name-complex="Courier New"/>
    </style:style>
    <style:style style:name="WW8Num22z0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5" style:family="table">
      <style:table-properties style:width="16.796cm" fo:margin-left="-0.191cm" table:align="left" style:writing-mode="lr-tb"/>
    </style:style>
    <style:style style:name="Tabela5.A" style:family="table-column">
      <style:table-column-properties style:column-width="8.39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35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2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5" table:style-name="Tabela5">
          <table:table-column table:style-name="Tabela5.A" table:number-columns-repeated="2"/>
          <table:table-row table:style-name="Tabela5.1">
            <table:table-cell table:style-name="Tabela5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5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3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do Projeto - Especificações Suplementares</text:span><text:span text:style-name="Page_20_Number"><text:span text:style-name="MT3"><text:tab/></text:span></text:span><text:span text:style-name="Page_20_Number"><text:span text:style-name="MT2">mds - esp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creation-date>2010-02-26T09:42:27.12</meta:creation-date>
    <meta:editing-cycles>23</meta:editing-cycles>
    <meta:editing-duration>PT04H01M48S</meta:editing-duration>
    <meta:initial-creator>Lena Lúcia de Moraes</meta:initial-creator>
    <meta:generator>OpenOffice.org/3.2$Win32 OpenOffice.org_project/320m18$Build-9502</meta:generator>
    <dc:date>2010-08-21T18:18:27.91</dc:date>
    <dc:creator>Amanda Barbosa Silva</dc:creator>
    <meta:document-statistic meta:table-count="6" meta:image-count="2" meta:object-count="0" meta:page-count="8" meta:paragraph-count="121" meta:word-count="849" meta:character-count="6004"/>
  </office:meta>
</office:document-meta>
</file>